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00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00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97132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97132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3937in" fo:padding-bottom="0.03937in" fo:padding-left="0.03937in" fo:padding-right="0.03937in" draw:textarea-vertical-align="top" draw:textarea-horizontal-align="left" draw:fill="solid" draw:fill-color="#a02b93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0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97132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draw:fill="none" draw:stroke="dash" draw:stroke-dash="a466" svg:stroke-width="0.02083in" svg:stroke-color="#156082" draw:marker-end="a467" svg:stroke-opacity="100%" draw:stroke-linejoin="miter" svg:stroke-linecap="but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0f9ed5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0f9ed5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747474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none" draw:stroke="solid" svg:stroke-width="0.02083in" svg:stroke-color="#156082" draw:marker-end="a361" svg:stroke-opacity="100%" draw:stroke-linejoin="miter" svg:stroke-linecap="butt"/>
    </style:style>
    <style:style style:family="graphic" style:name="a364">
      <style:graphic-properties draw:fill="none" draw:stroke="solid" svg:stroke-width="0.02083in" svg:stroke-color="#156082" draw:marker-end="a363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3937in" fo:padding-bottom="0.03937in" fo:padding-left="0.03937in" fo:padding-right="0.03937in" draw:textarea-vertical-align="top" draw:textarea-horizontal-align="left" draw:fill="solid" draw:fill-color="#196b24" draw:opacity="100%" draw:stroke="solid" svg:stroke-width="0.02083in" svg:stroke-color="#05290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3937in" fo:padding-bottom="0.03937in" fo:padding-left="0.03937in" fo:padding-right="0.03937in" draw:textarea-vertical-align="middle" draw:textarea-horizontal-align="left" draw:fill="solid" draw:fill-color="#747474" draw:opacity="100%" draw:stroke="solid" svg:stroke-width="0.02083in" svg:stroke-color="#622c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none" draw:stroke="solid" svg:stroke-width="0.02083in" svg:stroke-color="#156082" draw:marker-end="a502" svg:stroke-opacity="100%" draw:stroke-linejoin="miter" svg:stroke-linecap="butt"/>
    </style:style>
    <style:style style:family="graphic" style:name="a505">
      <style:graphic-properties draw:fill="none" draw:stroke="solid" svg:stroke-width="0.02083in" svg:stroke-color="#156082" draw:marker-end="a504" svg:stroke-opacity="100%" draw:stroke-linejoin="miter" svg:stroke-linecap="butt"/>
    </style:style>
    <style:style style:family="text" style:name="a5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00" draw:opacity="100%" draw:stroke="solid" svg:stroke-width="0.02083in" svg:stroke-color="#196b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3937in" fo:padding-bottom="0.03937in" fo:padding-left="0.03937in" fo:padding-right="0.03937in" draw:textarea-vertical-align="top" draw:textarea-horizontal-align="left" draw:fill="solid" draw:fill-color="#196b24" draw:opacity="100%" draw:stroke="solid" svg:stroke-width="0.02083in" svg:stroke-color="#05290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4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6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0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1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.46667in" svg:y="1.80889in" svg:width="1.50667in" svg:height="0.72514in" draw:id="id63" draw:style-name="a340" draw:name="Rectangle 3">
          <svg:title/>
          <svg:desc/>
          <text:p text:style-name="a337" text:class-names="" text:cond-style-name=""><text:span text:style-name="a336" text:class-names="">Fonction</text:span></text:p>
          <text:p text:style-name="a339" text:class-names="" text:cond-style-name=""><text:span text:style-name="a338" text:class-names="">GetDailywo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2.67556in" svg:width="1.50667in" svg:height="0.6in" draw:id="id64" draw:style-name="a345" draw:name="Rectangle 4">
          <svg:title/>
          <svg:desc/>
          <text:p text:style-name="a342" text:class-names="" text:cond-style-name=""><text:span text:style-name="a341" text:class-names="">Fonction</text:span></text:p>
          <text:p text:style-name="a344" text:class-names="" text:cond-style-name=""><text:span text:style-name="a343" text:class-names="">ComparerMo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3.55556in" svg:width="1.50667in" svg:height="0.6in" draw:id="id65" draw:style-name="a350" draw:name="Rectangle 5">
          <svg:title/>
          <svg:desc/>
          <text:p text:style-name="a347" text:class-names="" text:cond-style-name=""><text:span text:style-name="a346" text:class-names="">API</text:span></text:p>
          <text:p text:style-name="a349" text:class-names="" text:cond-style-name=""><text:span text:style-name="a348" text:class-names="">PremiereLett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4.36222in" svg:width="1.50667in" svg:height="0.88306in" draw:id="id66" draw:style-name="a355" draw:name="Rectangle 6">
          <svg:title/>
          <svg:desc/>
          <text:p text:style-name="a352" text:class-names="" text:cond-style-name=""><text:span text:style-name="a351" text:class-names="">API</text:span></text:p>
          <text:p text:style-name="a354" text:class-names="" text:cond-style-name=""><text:span text:style-name="a353" text:class-names="">VerifMotSoum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667in" svg:y="1.00222in" svg:width="1.50667in" svg:height="0.6in" draw:id="id67" draw:style-name="a360" draw:name="Rectangle 7">
          <svg:title/>
          <svg:desc/>
          <text:p text:style-name="a357" text:class-names="" text:cond-style-name=""><text:span text:style-name="a356" text:class-names="">Fonction</text:span></text:p>
          <text:p text:style-name="a359" text:class-names="" text:cond-style-name=""><text:span text:style-name="a358" text:class-names="">seededRand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001in" svg:y1="1.80889in" draw:start-shape="id63" draw:start-glue-point="0" svg:x2="1.22001in" svg:y2="1.60222in" draw:end-shape="id67" draw:end-glue-point="2" draw:id="id68" draw:style-name="a362" draw:name="Connecteur droit avec flèche 9">
          <svg:title/>
          <svg:desc/>
        </draw:connector>
        <draw:connector draw:type="standard" svg:x1="0.46667in" svg:y1="2.97556in" draw:start-shape="id66" draw:start-glue-point="3" svg:x2="0.48056in" svg:y2="4.80375in" draw:end-shape="id64" draw:end-glue-point="3" draw:id="id69" draw:style-name="a364" draw:transform="translate(-0.47361in -3.88965in) rotate(-3.14159) translate(0.47361in 3.88965in)" draw:name="Connecteur : en angle 14">
          <svg:title/>
          <svg:desc/>
        </draw:connector>
        <draw:frame draw:id="id70" draw:style-name="a367" draw:name="ZoneTexte 24" svg:x="0.656in" svg:y="0.40222in" svg:width="1.12799in" svg:height="0.40391in">
          <draw:text-box>
            <text:p text:style-name="a366" text:class-names="" text:cond-style-name=""><text:span text:style-name="a365" text:class-names="">server.js</text:span></text:p>
          </draw:text-box>
          <svg:title/>
          <svg:desc/>
        </draw:frame>
        <draw:custom-shape svg:x="2.89333in" svg:y="2.80222in" svg:width="3.15222in" svg:height="0.99778in" draw:id="id71" draw:style-name="a370" draw:name="Rectangle 29">
          <svg:title/>
          <svg:desc/>
          <text:p text:style-name="a369" text:class-names="" text:cond-style-name=""><text:span text:style-name="a368" text:class-names="">Async Fonction : initializeG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373" draw:name="ZoneTexte 32" svg:x="3.08267in" svg:y="0.40222in" svg:width="1.08024in" svg:height="0.40391in">
          <draw:text-box>
            <text:p text:style-name="a372" text:class-names="" text:cond-style-name=""><text:span text:style-name="a371" text:class-names="">script.js</text:span></text:p>
          </draw:text-box>
          <svg:title/>
          <svg:desc/>
        </draw:frame>
        <draw:custom-shape svg:x="2.89333in" svg:y="1.00222in" svg:width="1.50667in" svg:height="0.99778in" draw:id="id73" draw:style-name="a384" draw:name="Rectangle 34">
          <svg:title/>
          <svg:desc/>
          <text:p text:style-name="a375" text:class-names="" text:cond-style-name=""><text:span text:style-name="a374" text:class-names="">Constantes</text:span></text:p>
          <text:p text:style-name="a377" text:class-names="" text:cond-style-name=""><text:span text:style-name="a376" text:class-names="">LONGUEUR_MOT</text:span></text:p>
          <text:p text:style-name="a379" text:class-names="" text:cond-style-name=""><text:span text:style-name="a378" text:class-names="">PREMIERE_LETTRE</text:span></text:p>
          <text:p text:style-name="a381" text:class-names="" text:cond-style-name=""><text:span text:style-name="a380" text:class-names="">MAX_TENTATIVES</text:span></text:p>
          <text:p text:style-name="a383" text:class-names="" text:cond-style-name=""><text:span text:style-name="a382" text:class-names="">URL_API_VERIV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66in" svg:y="1.00222in" svg:width="1.50667in" svg:height="0.99778in" draw:id="id74" draw:style-name="a395" draw:name="Rectangle 35">
          <svg:title/>
          <svg:desc/>
          <text:p text:style-name="a386" text:class-names="" text:cond-style-name=""><text:span text:style-name="a385" text:class-names="">Constantes</text:span></text:p>
          <text:p text:style-name="a388" text:class-names="" text:cond-style-name=""><text:span text:style-name="a387" text:class-names="">grilleElement</text:span></text:p>
          <text:p text:style-name="a390" text:class-names="" text:cond-style-name=""><text:span text:style-name="a389" text:class-names="">inputMot</text:span></text:p>
          <text:p text:style-name="a392" text:class-names="" text:cond-style-name=""><text:span text:style-name="a391" text:class-names="">boutonValider</text:span></text:p>
          <text:p text:style-name="a394" text:class-names="" text:cond-style-name=""><text:span text:style-name="a393" text:class-names="">messageErr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2.10111in" svg:width="1.50667in" svg:height="0.57445in" draw:id="id75" draw:style-name="a402" draw:name="Rectangle 36">
          <svg:title/>
          <svg:desc/>
          <text:p text:style-name="a397" text:class-names="" text:cond-style-name=""><text:span text:style-name="a396" text:class-names="">tentativeActuelle</text:span></text:p>
          <text:p text:style-name="a399" text:class-names="" text:cond-style-name=""><text:span text:style-name="a398" text:class-names="">jeuEstActif</text:span></text:p>
          <text:p text:style-name="a401" text:class-names="" text:cond-style-name=""><text:span text:style-name="a400" text:class-names="">NB_COU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3.09833in" svg:width="1.85334in" svg:height="0.28722in" draw:id="id76" draw:style-name="a405" draw:name="Rectangle 38">
          <svg:title/>
          <svg:desc/>
          <text:p text:style-name="a404" text:class-names="" text:cond-style-name=""><text:span text:style-name="a403" text:class-names="">afficherPremiereLett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3.44916in" svg:width="1.85334in" svg:height="0.28722in" draw:id="id77" draw:style-name="a408" draw:name="Rectangle 39">
          <svg:title/>
          <svg:desc/>
          <text:p text:style-name="a407" text:class-names="" text:cond-style-name=""><text:span text:style-name="a406" text:class-names="">gererSoumis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3.8975in" svg:width="3.18in" svg:height="0.25806in" draw:id="id78" draw:style-name="a411" draw:name="Rectangle 40">
          <svg:title/>
          <svg:desc/>
          <text:p text:style-name="a410" text:class-names="" text:cond-style-name=""><text:span text:style-name="a409" text:class-names="">initializeG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4.27305in" svg:width="3.18in" svg:height="1.00999in" draw:id="id79" draw:style-name="a414" draw:name="Rectangle 42">
          <svg:title/>
          <svg:desc/>
          <text:p text:style-name="a413" text:class-names="" text:cond-style-name=""><text:span text:style-name="a412" text:class-names="">Fonction initialiserJe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4.57305in" svg:width="1.85334in" svg:height="0.28722in" draw:id="id80" draw:style-name="a417" draw:name="Rectangle 43">
          <svg:title/>
          <svg:desc/>
          <text:p text:style-name="a416" text:class-names="" text:cond-style-name=""><text:span text:style-name="a415" text:class-names="">afficherPremiereLett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4.92805in" svg:width="1.85334in" svg:height="0.28722in" draw:id="id81" draw:style-name="a420" draw:name="Rectangle 44">
          <svg:title/>
          <svg:desc/>
          <text:p text:style-name="a419" text:class-names="" text:cond-style-name=""><text:span text:style-name="a418" text:class-names="">inputMot.foc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5.35082in" svg:width="3.18in" svg:height="0.28306in" draw:id="id82" draw:style-name="a423" draw:name="Rectangle 45">
          <svg:title/>
          <svg:desc/>
          <text:p text:style-name="a422" text:class-names="" text:cond-style-name=""><text:span text:style-name="a421" text:class-names="">Fonction afficherPremiereLettre(lettre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5.6975in" svg:width="3.18in" svg:height="0.63584in" draw:id="id83" draw:style-name="a426" draw:name="Rectangle 46">
          <svg:title/>
          <svg:desc/>
          <text:p text:style-name="a425" text:class-names="" text:cond-style-name=""><text:span text:style-name="a424" text:class-names="">Fonction gererSoumission(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5222in" svg:y="5.98056in" svg:width="1.85334in" svg:height="0.28722in" draw:id="id84" draw:style-name="a429" draw:name="Rectangle 47">
          <svg:title/>
          <svg:desc/>
          <text:p text:style-name="a428" text:class-names="" text:cond-style-name=""><text:span text:style-name="a427" text:class-names="">soumettreMotAuServ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333in" svg:y="6.40931in" svg:width="3.18in" svg:height="0.28306in" draw:id="id85" draw:style-name="a432" draw:name="Rectangle 48">
          <svg:title/>
          <svg:desc/>
          <text:p text:style-name="a431" text:class-names="" text:cond-style-name=""><text:span text:style-name="a430" text:class-names="">Fonction afficherMessage(message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2.80222in" svg:width="3.15222in" svg:height="2.05806in" draw:id="id86" draw:style-name="a435" draw:name="Rectangle 49">
          <svg:title/>
          <svg:desc/>
          <text:p text:style-name="a434" text:class-names="" text:cond-style-name=""><text:span text:style-name="a433" text:class-names="">Async Fonction : soumettreMotAuServ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3.09833in" svg:width="1.85334in" svg:height="0.28722in" draw:id="id87" draw:style-name="a438" draw:name="Rectangle 50">
          <svg:title/>
          <svg:desc/>
          <text:p text:style-name="a437" text:class-names="" text:cond-style-name=""><text:span text:style-name="a436" text:class-names="">URL_API_VER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3.44916in" svg:width="1.85334in" svg:height="0.28722in" draw:id="id88" draw:style-name="a441" draw:name="Rectangle 51">
          <svg:title/>
          <svg:desc/>
          <text:p text:style-name="a440" text:class-names="" text:cond-style-name=""><text:span text:style-name="a439" text:class-names="">mettreAJourGril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3.78458in" svg:width="1.85334in" svg:height="0.28722in" draw:id="id89" draw:style-name="a444" draw:name="Rectangle 52">
          <svg:title/>
          <svg:desc/>
          <text:p text:style-name="a443" text:class-names="" text:cond-style-name=""><text:span text:style-name="a442" text:class-names="">terminerJe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4.12395in" svg:width="1.85334in" svg:height="0.28722in" draw:id="id90" draw:style-name="a447" draw:name="Rectangle 53">
          <svg:title/>
          <svg:desc/>
          <text:p text:style-name="a446" text:class-names="" text:cond-style-name=""><text:span text:style-name="a445" text:class-names="">afficherPremiereLett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4.46332in" svg:width="1.85334in" svg:height="0.28722in" draw:id="id91" draw:style-name="a450" draw:name="Rectangle 54">
          <svg:title/>
          <svg:desc/>
          <text:p text:style-name="a449" text:class-names="" text:cond-style-name=""><text:span text:style-name="a448" text:class-names="">inputMot.foc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4.96222in" svg:width="3.18in" svg:height="0.28306in" draw:id="id92" draw:style-name="a453" draw:name="Rectangle 55">
          <svg:title/>
          <svg:desc/>
          <text:p text:style-name="a452" text:class-names="" text:cond-style-name=""><text:span text:style-name="a451" text:class-names="">Fonction mettreAJourGril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5.35082in" svg:width="3.18in" svg:height="0.28306in" draw:id="id93" draw:style-name="a456" draw:name="Rectangle 56">
          <svg:title/>
          <svg:desc/>
          <text:p text:style-name="a455" text:class-names="" text:cond-style-name=""><text:span text:style-name="a454" text:class-names="">Fonction terminerJe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in" svg:y="5.73942in" svg:width="3.15222in" svg:height="0.95295in" draw:id="id94" draw:style-name="a459" draw:name="Rectangle 57">
          <svg:title/>
          <svg:desc/>
          <text:p text:style-name="a458" text:class-names="" text:cond-style-name=""><text:span text:style-name="a457" text:class-names="">Ecouteurs d’even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6.01541in" svg:width="1.85334in" svg:height="0.28722in" draw:id="id95" draw:style-name="a462" draw:name="Rectangle 58">
          <svg:title/>
          <svg:desc/>
          <text:p text:style-name="a461" text:class-names="" text:cond-style-name=""><text:span text:style-name="a460" text:class-names="">initialiserJe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888in" svg:y="6.33333in" svg:width="1.85334in" svg:height="0.28722in" draw:id="id96" draw:style-name="a465" draw:name="Rectangle 59">
          <svg:title/>
          <svg:desc/>
          <text:p text:style-name="a464" text:class-names="" text:cond-style-name=""><text:span text:style-name="a463" text:class-names="">gererSoumis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12979in" svg:y1="6.44868in" draw:start-shape="id85" draw:start-glue-point="2" svg:x2="4.23964in" svg:y2="3.0459in" draw:end-shape="id86" draw:end-glue-point="0" draw:id="id97" draw:style-name="a468" draw:transform="translate(-6.18472in -4.74729in) rotate(-1.5708) translate(6.18472in 4.74729in)" draw:name="Connecteur : en angle 61">
          <svg:title/>
          <svg:desc/>
        </draw:connector>
        <draw:frame draw:id="id98" draw:style-name="a471" draw:name="ZoneTexte 62" svg:x="11.03309in" svg:y="0.40222in" svg:width="1.3622in" svg:height="0.40391in">
          <draw:text-box>
            <text:p text:style-name="a470" text:class-names="" text:cond-style-name=""><text:span text:style-name="a469" text:class-names="">Index.html</text:span></text:p>
          </draw:text-box>
          <svg:title/>
          <svg:desc/>
        </draw:frame>
        <draw:custom-shape svg:x="10.84376in" svg:y="1.00222in" svg:width="1.50667in" svg:height="0.6in" draw:id="id99" draw:style-name="a476" draw:name="Rectangle 63">
          <svg:title/>
          <svg:desc/>
          <text:p text:style-name="a473" text:class-names="" text:cond-style-name=""><text:span text:style-name="a472" text:class-names="">Head</text:span></text:p>
          <text:p text:style-name="a475" text:class-names="" text:cond-style-name=""><text:span text:style-name="a474" text:class-names="">Tit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4376in" svg:y="1.78833in" svg:width="1.50667in" svg:height="1.76722in" draw:id="id100" draw:style-name="a501" draw:name="Rectangle 64">
          <svg:title/>
          <svg:desc/>
          <text:p text:style-name="a478" text:class-names="" text:cond-style-name=""><text:span text:style-name="a477" text:class-names="">body</text:span></text:p>
          <text:p text:style-name="a480" text:class-names="" text:cond-style-name=""><text:span text:style-name="a479" text:class-names="">Grille</text:span></text:p>
          <text:list text:style-name="a483">
            <text:list-item>
              <text:p text:style-name="a482" text:class-names="" text:cond-style-name=""><text:span text:style-name="a481" text:class-names="">Ligne</text:span></text:p>
            </text:list-item>
          </text:list>
          <text:list text:style-name="a486">
            <text:list-item>
              <text:p text:style-name="a485" text:class-names="" text:cond-style-name=""><text:span text:style-name="a484" text:class-names="">case (6)</text:span></text:p>
            </text:list-item>
          </text:list>
          <text:p text:style-name="a488" text:class-names="" text:cond-style-name=""><text:span text:style-name="a487" text:class-names="">Saisie-zone</text:span></text:p>
          <text:list text:style-name="a491">
            <text:list-item>
              <text:p text:style-name="a490" text:class-names="" text:cond-style-name=""><text:span text:style-name="a489" text:class-names="">input-mot</text:span></text:p>
            </text:list-item>
          </text:list>
          <text:list text:style-name="a494">
            <text:list-item>
              <text:p text:style-name="a493" text:class-names="" text:cond-style-name=""><text:span text:style-name="a492" text:class-names="">Bouton-valider</text:span></text:p>
            </text:list-item>
          </text:list>
          <text:list text:style-name="a497">
            <text:list-item>
              <text:p text:style-name="a496" text:class-names="" text:cond-style-name=""><text:span text:style-name="a495" text:class-names="">Message-erreur</text:span></text:p>
            </text:list-item>
          </text:list>
          <text:list text:style-name="a500">
            <text:list-item>
              <text:p text:style-name="a499" text:class-names="" text:cond-style-name=""><text:span text:style-name="a49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07333in" svg:y1="1.50111in" draw:start-shape="id74" draw:start-glue-point="1" svg:x2="10.84376in" svg:y2="2.67194in" draw:end-shape="id100" draw:end-glue-point="3" draw:id="id101" draw:style-name="a503" draw:name="Connecteur : en angle 66">
          <svg:title/>
          <svg:desc/>
        </draw:connector>
        <draw:connector draw:type="standard" svg:x1="1.97334in" svg:y1="3.85556in" draw:start-shape="id82" draw:start-glue-point="3" svg:x2="2.89333in" svg:y2="5.49235in" draw:end-shape="id65" draw:end-glue-point="1" draw:id="id102" draw:style-name="a505" draw:transform="translate(-2.43333in -4.67395in) rotate(-3.14159) translate(2.43333in 4.67395in)" draw:name="Connecteur : en angle 68">
          <svg:title/>
          <svg:desc/>
        </draw:connector>
        <draw:custom-shape svg:x="0.71166in" svg:y="4.92805in" svg:width="1.07233in" svg:height="0.28722in" draw:id="id103" draw:style-name="a508" draw:name="Rectangle 72">
          <svg:title/>
          <svg:desc/>
          <text:p text:style-name="a507" text:class-names="" text:cond-style-name=""><text:span text:style-name="a506" text:class-names="">DICO_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166in" svg:y="2.2311in" svg:width="1.07233in" svg:height="0.28722in" draw:id="id104" draw:style-name="a511" draw:name="Rectangle 74">
          <svg:title/>
          <svg:desc/>
          <text:p text:style-name="a510" text:class-names="" text:cond-style-name=""><text:span text:style-name="a509" text:class-names="">DICO_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71419in" svg:y="2.02785in" svg:width="1.07233in" svg:height="0.28722in" draw:id="id105" draw:style-name="a514" draw:name="Rectangle 74">
          <svg:title/>
          <svg:desc/>
          <text:p text:style-name="a513" text:class-names="" text:cond-style-name=""><text:span text:style-name="a512" text:class-names="">Maxlenght=6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63" svg:viewBox="0 0 20 30" svg:d="m10 0-10 30h20z"/>
    <draw:marker draw:name="a504" svg:viewBox="0 0 20 30" svg:d="m10 0-10 30h20z"/>
    <draw:marker draw:name="a467" svg:viewBox="0 0 20 30" svg:d="m10 0-10 30h20z"/>
    <draw:marker draw:name="a361" svg:viewBox="0 0 20 30" svg:d="m10 0-10 30h20z"/>
    <draw:marker draw:name="a502" svg:viewBox="0 0 20 30" svg:d="m10 0-10 30h20z"/>
    <draw:stroke-dash draw:name="a466" draw:style="rect" draw:dots1="1" draw:dots1-length="0.0625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2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12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2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12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12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12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12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12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12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12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12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12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atrick LANDIER</meta:initial-creator>
    <dc:creator>Patrick LANDIER</dc:creator>
    <meta:creation-date>2025-12-08T19:33:57Z</meta:creation-date>
    <dc:date>2025-12-10T12:30:50Z</dc:date>
    <meta:editing-cycles>2</meta:editing-cycles>
    <meta:editing-duration>PT13815S</meta:editing-duration>
    <meta:document-statistic meta:paragraph-count="61" meta:word-count="116"/>
  </office:meta>
</office:document-meta>
</file>